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26cm" fo:break-before="auto" style:use-optimal-row-height="false"/>
    </style:style>
    <style:style style:name="ro13" style:family="table-row">
      <style:table-row-properties style:row-height="2.057cm" fo:break-before="auto" style:use-optimal-row-height="false"/>
    </style:style>
    <style:style style:name="ro14" style:family="table-row">
      <style:table-row-properties style:row-height="2.388cm" fo:break-before="auto" style:use-optimal-row-height="false"/>
    </style:style>
    <style:style style:name="ro15" style:family="table-row">
      <style:table-row-properties style:row-height="2.348cm" fo:break-before="auto" style:use-optimal-row-height="false"/>
    </style:style>
    <style:style style:name="ro16" style:family="table-row">
      <style:table-row-properties style:row-height="2.508cm" fo:break-before="auto" style:use-optimal-row-height="false"/>
    </style:style>
    <style:style style:name="ro17" style:family="table-row">
      <style:table-row-properties style:row-height="2.185cm" fo:break-before="auto" style:use-optimal-row-height="false"/>
    </style:style>
    <style:style style:name="ro18" style:family="table-row">
      <style:table-row-properties style:row-height="1.711cm" fo:break-before="auto" style:use-optimal-row-height="true"/>
    </style:style>
    <style:style style:name="ro1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3" style:family="table-cell" style:parent-style-name="Default">
      <style:text-properties style:text-underline-style="none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-bottom="0.99pt solid #000000" fo:background-color="#ff5656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0.99pt solid #000000" fo:background-color="#ff6e6e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99pt solid #000000" fo:background-color="#ff9898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0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70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14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72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9" style:family="table-cell" style:parent-style-name="Default">
      <style:table-cell-properties fo:background-color="#ff6e6e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ff9898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5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82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ext-properties style:text-underline-style="solid" style:text-underline-width="auto" style:text-underline-color="font-color"/>
    </style:style>
    <style:style style:name="ce86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32" style:family="table-cell" style:parent-style-name="Default">
      <style:table-cell-properties fo:border-bottom="0.99pt solid #000000" fo:background-color="#ff6e6e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order-bottom="0.99pt solid #000000" fo:background-color="#ff9898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5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6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0"/>
        <table:table-column table:style-name="co1" table:default-cell-style-name="ce25"/>
        <table:table-column table:style-name="co1" table:default-cell-style-name="Default"/>
        <table:table-column table:style-name="co1" table:number-columns-repeated="3" table:default-cell-style-name="ce25"/>
        <table:table-column table:style-name="co1" table:default-cell-style-name="ce36"/>
        <table:table-column table:style-name="co2" table:number-columns-repeated="2" table:default-cell-style-name="Default"/>
        <table:table-row table:style-name="ro1">
          <table:table-cell/>
          <table:table-cell table:style-name="ce64"/>
          <table:table-cell table:style-name="Default"/>
          <table:table-cell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7" table:number-rows-spanned="1">
            <text:p><text:span text:style-name="T1">Horario de rutina técnico: “Locura sana” I (Nivel 9) [PATRÓN ALPHA</text:span>]</text:p>
          </table:table-cell>
          <table:covered-table-cell table:number-columns-repeated="5" table:style-name="ce76"/>
          <table:covered-table-cell table:style-name="ce86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Lunes</text:p>
          </table:table-cell>
          <table:table-cell table:style-name="ce19" office:value-type="string" calcext:value-type="string">
            <text:p>Martes</text:p>
          </table:table-cell>
          <table:table-cell table:style-name="ce19" office:value-type="string" calcext:value-type="string">
            <text:p>Miércoles</text:p>
          </table:table-cell>
          <table:table-cell table:style-name="ce19" office:value-type="string" calcext:value-type="string">
            <text:p>Jueves</text:p>
          </table:table-cell>
          <table:table-cell table:style-name="ce19" office:value-type="string" calcext:value-type="string">
            <text:p>Viernes</text:p>
          </table:table-cell>
          <table:table-cell table:style-name="ce19" office:value-type="string" calcext:value-type="string">
            <text:p>Sábado</text:p>
          </table:table-cell>
          <table:table-cell table:style-name="ce32" office:value-type="string" calcext:value-type="string">
            <text:p>Domingo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Programación</text:p>
          </table:table-cell>
          <table:table-cell table:number-columns-repeated="4" table:style-name="ce20" office:value-type="string" calcext:value-type="string">
            <text:p>Programación</text:p>
          </table:table-cell>
          <table:table-cell table:style-name="ce20" office:value-type="string" calcext:value-type="string">
            <text:p>Día de </text:p>
            <text:p>Encuentros</text:p>
          </table:table-cell>
          <table:table-cell table:style-name="ce33" office:value-type="string" calcext:value-type="string">
            <text:p>Día </text:p>
            <text:p>Soberano </text:p>
            <text:p>Galáctico</text:p>
          </table:table-cell>
          <table:table-cell table:number-columns-repeated="2"/>
        </table:table-row>
        <table:table-row table:style-name="ro5">
          <table:table-cell/>
          <table:table-cell table:style-name="ce10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21"/>
          <table:covered-table-cell table:style-name="ce35"/>
          <table:table-cell table:number-columns-repeated="2"/>
        </table:table-row>
        <table:table-row table:style-name="ro6">
          <table:table-cell table:style-name="ce63"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table:style-name="ce25"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 table:number-columns-repeated="2"/>
        </table:table-row>
        <table:table-row table:style-name="ro7">
          <table:table-cell/>
          <table:table-cell table:style-name="ce13" office:value-type="string" calcext:value-type="string">
            <text:p><text:span text:style-name="T2">07:30hs:Desayuno</text:span></text:p>
            <text:p><text:span text:style-name="T2">Energizante</text:span></text:p>
            <text:p><text:span text:style-name="T3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30hs</text:span></text:p>
          </table:table-cell>
          <table:table-cell table:style-name="ce25" office:value-type="string" calcext:value-type="string">
            <text:p><text:span text:style-name="T2">07:30hs:Desayuno</text:span></text:p>
            <text:p><text:span text:style-name="T2">Energizante</text:span></text:p>
            <text:p><text:span text:style-name="T3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00hs</text:span></text:p>
          </table:table-cell>
          <table:table-cell office:value-type="string" calcext:value-type="string">
            <text:p><text:span text:style-name="T2">07:30hs:Desayuno</text:span></text:p>
            <text:p><text:span text:style-name="T2">Energizante</text:span></text:p>
            <text:p><text:span text:style-name="T3">08:30hs</text:span></text:p>
          </table:table-cell>
          <table:table-cell office:value-type="string" calcext:value-type="string">
            <text:p><text:span text:style-name="T2">07:30hs:Desayuno</text:span></text:p>
            <text:p><text:span text:style-name="T2">Energizante</text:span></text:p>
            <text:p><text:span text:style-name="T3">08:30hs</text:span></text:p>
          </table:table-cell>
          <table:table-cell table:style-name="ce37" table:number-columns-spanned="1" table:number-rows-spanned="10"/>
          <table:table-cell table:number-columns-repeated="2"/>
        </table:table-row>
        <table:table-row table:style-name="ro8">
          <table:table-cell/>
          <table:table-cell table:style-name="ce13" office:value-type="string" calcext:value-type="string">
            <text:p><text:span text:style-name="T2">08:30hs:</text:span></text:p>
            <text:p><text:span text:style-name="T2">Proyecto Zero, o</text:span></text:p>
            <text:p><text:span text:style-name="T2">Desarrollo Web</text:span></text:p>
            <text:p><text:span text:style-name="T3">10:30hs</text:span></text:p>
          </table:table-cell>
          <table:table-cell table:style-name="ce24"/>
          <table:table-cell table:style-name="ce25" office:value-type="string" calcext:value-type="string">
            <text:p>08:30hs:</text:p>
            <text:p>Código</text:p>
            <text:p>Libre</text:p>
            <text:p><text:span text:style-name="T4">09:30hs</text:span></text:p>
          </table:table-cell>
          <table:table-cell office:value-type="string" calcext:value-type="string">
            <text:p><text:span text:style-name="T2">07:00hs:</text:span></text:p>
            <text:p><text:span text:style-name="T2">Proyecto Zero, o</text:span></text:p>
            <text:p><text:span text:style-name="T2">Desarrollo Web</text:span></text:p>
            <text:p><text:span text:style-name="T2">O Código Libre</text:span></text:p>
            <text:p><text:span text:style-name="T3">09;0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9">
          <table:table-cell/>
          <table:table-cell table:style-name="ce13" office:value-type="string" calcext:value-type="string">
            <text:p><text:span text:style-name="T2">10:30hs:</text:span></text:p>
            <text:p><text:span text:style-name="T2">Código</text:span></text:p>
            <text:p><text:span text:style-name="T2">Libre</text:span></text:p>
            <text:p><text:span text:style-name="T3">11:00hs</text:span></text:p>
          </table:table-cell>
          <table:table-cell office:value-type="string" calcext:value-type="string">
            <text:p><text:span text:style-name="T2">07:30hs:</text:span></text:p>
            <text:p><text:span text:style-name="T2">Galactic</text:span></text:p>
            <text:p><text:span text:style-name="T2">Gym</text:span></text:p>
            <text:p><text:span text:style-name="T3">09:00hs</text:span></text:p>
          </table:table-cell>
          <table:table-cell table:style-name="ce24"/>
          <table:table-cell/>
          <table:table-cell office:value-type="string" calcext:value-type="string">
            <text:p><text:span text:style-name="T2">08:30hs:</text:span></text:p>
            <text:p><text:span text:style-name="T2">Paseo</text:span></text:p>
            <text:p><text:span text:style-name="T2">matutino</text:span></text:p>
            <text:p><text:span text:style-name="T3">10:00hs</text:span></text:p>
          </table:table-cell>
          <table:table-cell office:value-type="string" calcext:value-type="string">
            <text:p><text:span text:style-name="T2">10:00hs:</text:span></text:p>
            <text:p><text:span text:style-name="T2">Proyecto Zero, o</text:span></text:p>
            <text:p><text:span text:style-name="T2">Desarrollo Web, o</text:span></text:p>
            <text:p><text:span text:style-name="T2"> Código Libre</text:span></text:p>
            <text:p><text:span text:style-name="T3">11:35hs</text:span></text:p>
          </table:table-cell>
          <table:covered-table-cell/>
          <table:table-cell table:number-columns-repeated="2"/>
        </table:table-row>
        <table:table-row table:style-name="ro10">
          <table:table-cell/>
          <table:table-cell table:style-name="ce13"/>
          <table:table-cell/>
          <table:table-cell table:style-name="ce25" office:value-type="string" calcext:value-type="string">
            <text:p><text:span text:style-name="T2">09:30hs:</text:span></text:p>
            <text:p><text:span text:style-name="T2">Proyecto Zero, o</text:span></text:p>
            <text:p><text:span text:style-name="T2">Desarrollo Web</text:span></text:p>
            <text:p><text:span text:style-name="T2">O Código Libre</text:span></text:p>
            <text:p><text:span text:style-name="T3">11:35hs</text:span></text:p>
          </table:table-cell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style-name="ce24"/>
          <table:table-cell/>
          <table:covered-table-cell/>
          <table:table-cell table:number-columns-repeated="2"/>
        </table:table-row>
        <table:table-row table:style-name="ro10"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table:style-name="ce24"/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<text:span text:style-name="T2">10:00hs:</text:span></text:p>
            <text:p><text:span text:style-name="T2">Proyecto Zero, o</text:span></text:p>
            <text:p><text:span text:style-name="T2">Desarrollo Web</text:span></text:p>
            <text:p><text:span text:style-name="T2">Desarrollo Web</text:span></text:p>
            <text:p><text:span text:style-name="T3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<text:span text:style-name="T2">11:00hs:</text:span></text:p>
            <text:p><text:span text:style-name="T2">Proyecto Zero, o</text:span></text:p>
            <text:p><text:span text:style-name="T2">Desarrollo Web</text:span></text:p>
            <text:p><text:span text:style-name="T3">11:30hs</text:span></text:p>
          </table:table-cell>
          <table:table-cell office:value-type="string" calcext:value-type="string">
            <text:p><text:span text:style-name="T2">10:00hs:</text:span></text:p>
            <text:p><text:span text:style-name="T2">Proyecto Zero, o</text:span></text:p>
            <text:p><text:span text:style-name="T2">Desarrollo Web</text:span></text:p>
            <text:p><text:span text:style-name="T4">12:00hs</text:span></text:p>
          </table:table-cell>
          <table:table-cell table:style-name="ce25" office:value-type="string" calcext:value-type="string">
            <text:p><text:span text:style-name="T2">11:00hs:</text:span></text:p>
            <text:p><text:span text:style-name="T2">Situaciones</text:span></text:p>
            <text:p><text:span text:style-name="T2">Especiales</text:span></text:p>
            <text:p><text:span text:style-name="T3">13:30hs</text:span></text:p>
          </table:table-cell>
          <table:table-cell table:number-columns-repeated="2"/>
          <table:table-cell table:style-name="Default"/>
          <table:covered-table-cell/>
          <table:table-cell table:number-columns-repeated="2"/>
        </table:table-row>
        <table:table-row table:style-name="ro12">
          <table:table-cell/>
          <table:table-cell office:value-type="string" calcext:value-type="string">
            <text:p><text:span text:style-name="T2">11:30hs:</text:span></text:p>
            <text:p><text:span text:style-name="T2">Proyecto Zero, o</text:span></text:p>
            <text:p><text:span text:style-name="T2">Desarrollo Web</text:span></text:p>
            <text:p><text:span text:style-name="T3">12:00hs</text:span></text:p>
          </table:table-cell>
          <table:table-cell/>
          <table:table-cell table:style-name="ce25"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2">10:00hs:</text:span></text:p>
            <text:p><text:span text:style-name="T2">Proyecto Zero, o</text:span></text:p>
            <text:p><text:span text:style-name="T2">Desarrollo Web</text:span>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</table:table-row>
        <table:table-row table:style-name="ro12"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table:style-name="ce25"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 table:number-columns-repeated="2"/>
        </table:table-row>
        <table:table-row table:style-name="ro13">
          <table:table-cell/>
          <table:table-cell office:value-type="string" calcext:value-type="string">
            <text:p><text:span text:style-name="T2">14:30hs:</text:span></text:p>
            <text:p><text:span text:style-name="T2">Paseo de</text:span></text:p>
            <text:p><text:span text:style-name="T2">Mediodía</text:span></text:p>
            <text:p><text:span text:style-name="T4">16:00hs</text:span></text:p>
          </table:table-cell>
          <table:table-cell office:value-type="string" calcext:value-type="string">
            <text:p><text:span text:style-name="T2">14:30hs:Baño</text:span></text:p>
            <text:p><text:span text:style-name="T4">15:30hs</text:span></text:p>
          </table:table-cell>
          <table:table-cell table:style-name="ce25"/>
          <table:table-cell office:value-type="string" calcext:value-type="string">
            <text:p><text:span text:style-name="T2">14:30hs:</text:span></text:p>
            <text:p><text:span text:style-name="T2">Proyecto Zero, o</text:span></text:p>
            <text:p><text:span text:style-name="T2">Desarrollo Web</text:span></text:p>
            <text:p><text:span text:style-name="T4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</table:table-row>
        <table:table-row table:style-name="ro14">
          <table:table-cell/>
          <table:table-cell office:value-type="string" calcext:value-type="string">
            <text:p><text:span text:style-name="T2">16:00hs:</text:span></text:p>
            <text:p><text:span text:style-name="T2">Proyecto Zero, o</text:span></text:p>
            <text:p><text:span text:style-name="T2">Desarrollo Web</text:span></text:p>
            <text:p><text:span text:style-name="T4">17:00hs</text:span></text:p>
          </table:table-cell>
          <table:table-cell office:value-type="string" calcext:value-type="string">
            <text:p><text:span text:style-name="T2">15:30hs:</text:span></text:p>
            <text:p><text:span text:style-name="T2">Proyecto Zero, o</text:span></text:p>
            <text:p><text:span text:style-name="T2">Desarrollo Web</text:span></text:p>
            <text:p><text:span text:style-name="T3">16:30hs</text:span></text:p>
          </table:table-cell>
          <table:table-cell table:style-name="ce25" office:value-type="string" calcext:value-type="string">
            <text:p>14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office:value-type="string" calcext:value-type="string">
            <text:p><text:span text:style-name="T2">14:30hs:</text:span></text:p>
            <text:p><text:span text:style-name="T2">Proyecto Zero, o</text:span></text:p>
            <text:p><text:span text:style-name="T2">Desarrollo Web</text:span></text:p>
            <text:p><text:span text:style-name="T4">16:00hs</text:span></text:p>
          </table:table-cell>
          <table:table-cell/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2">16:30hs:</text:span></text:p>
            <text:p><text:span text:style-name="T2">Proyecto Zero, o</text:span></text:p>
            <text:p><text:span text:style-name="T2">Desarrollo Web</text:span></text:p>
            <text:p><text:span text:style-name="T4">17:00hs</text:span></text:p>
          </table:table-cell>
          <table:table-cell table:style-name="ce25" office:value-type="string" calcext:value-type="string">
            <text:p>17:35hs:</text:p>
            <text:p>Reflexión</text:p>
            <text:p><text:span text:style-name="T4">18:00hs</text:span></text:p>
          </table:table-cell>
          <table:table-cell table:style-name="ce24" office:value-type="string" calcext:value-type="string">
            <text:p><text:span text:style-name="T2">16:30hs:</text:span></text:p>
            <text:p><text:span text:style-name="T2">Proyecto Zero, o</text:span></text:p>
            <text:p><text:span text:style-name="T2">Desarrollo Web</text:span></text:p>
            <text:p><text:span text:style-name="T3">Resto del día</text:span></text:p>
          </table:table-cell>
          <table:table-cell table:style-name="ce24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table:style-name="ce63"/>
        </table:table-row>
        <table:table-row table:style-name="ro15">
          <table:table-cell table:number-columns-repeated="2"/>
          <table:table-cell office:value-type="string" calcext:value-type="string">
            <text:p><text:span text:style-name="T2">17:00hs:</text:span></text:p>
            <text:p><text:span text:style-name="T2">Proyecto Zero, o</text:span></text:p>
            <text:p><text:span text:style-name="T2">Desarrollo Web</text:span></text:p>
            <text:p><text:span text:style-name="T3">Resto del día</text:span></text:p>
          </table:table-cell>
          <table:table-cell table:style-name="ce24" office:value-type="string" calcext:value-type="string">
            <text:p><text:span text:style-name="T2">18:00hs:</text:span></text:p>
            <text:p><text:span text:style-name="T2">Proyecto Zero, o</text:span></text:p>
            <text:p><text:span text:style-name="T2">Desarrollo Web</text:span></text:p>
            <text:p><text:span text:style-name="T3">Resto del día</text:span></text:p>
          </table:table-cell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4">17:30hs</text:span></text:p>
          </table:table-cell>
          <table:table-cell/>
          <table:table-cell table:style-name="ce37" table:number-columns-spanned="1" table:number-rows-spanned="4"/>
          <table:table-cell table:number-columns-repeated="2"/>
        </table:table-row>
        <table:table-row table:style-name="ro16">
          <table:table-cell/>
          <table:table-cell office:value-type="string" calcext:value-type="string">
            <text:p><text:span text:style-name="T2">18:00hs:</text:span></text:p>
            <text:p><text:span text:style-name="T2">Proyecto Zero, o</text:span></text:p>
            <text:p><text:span text:style-name="T2">Desarrollo Web</text:span></text:p>
            <text:p><text:span text:style-name="T3">Resto del día</text:span></text:p>
          </table:table-cell>
          <table:table-cell table:style-name="ce24" table:number-columns-repeated="2"/>
          <table:table-cell table:number-columns-repeated="3"/>
          <table:covered-table-cell/>
          <table:table-cell table:number-columns-repeated="2"/>
        </table:table-row>
        <table:table-row table:style-name="ro17">
          <table:table-cell table:number-columns-repeated="2"/>
          <table:table-cell table:style-name="ce24" table:number-columns-repeated="3"/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2"/>
        </table:table-row>
        <table:table-row table:style-name="ro10">
          <table:table-cell table:number-columns-repeated="2"/>
          <table:table-cell table:style-name="ce24" table:number-columns-repeated="4"/>
          <table:table-cell/>
          <table:covered-table-cell/>
          <table:table-cell table:number-columns-repeated="2"/>
        </table:table-row>
        <table:table-row table:style-name="ro10">
          <table:table-cell/>
          <table:table-cell table:style-name="ce14" office:value-type="string" calcext:value-type="string" table:number-columns-spanned="7" table:number-rows-spanned="1">
            <text:p>Hora de ensueño</text:p>
          </table:table-cell>
          <table:covered-table-cell/>
          <table:covered-table-cell table:style-name="ce25"/>
          <table:covered-table-cell table:number-columns-repeated="4"/>
          <table:table-cell table:number-columns-repeated="2"/>
        </table:table-row>
        <table:table-row table:style-name="ro18">
          <table:table-cell/>
          <table:table-cell table:style-name="ce72" office:value-type="string" calcext:value-type="string">
            <text:p>21:00hs</text:p>
            <text:p>-</text:p>
            <text:p>22:00hs</text:p>
          </table:table-cell>
          <table:table-cell table:style-name="ce82" office:value-type="string" calcext:value-type="string">
            <text:p>22:20hs</text:p>
            <text:p>-</text:p>
            <text:p>23:00hs</text:p>
          </table:table-cell>
          <table:table-cell table:style-name="ce82" office:value-type="string" calcext:value-type="string">
            <text:p>22:20hs</text:p>
            <text:p>-</text:p>
            <text:p>23:00hs</text:p>
          </table:table-cell>
          <table:table-cell table:style-name="ce82" office:value-type="string" calcext:value-type="string">
            <text:p>22:20hs</text:p>
            <text:p>-</text:p>
            <text:p>23:00hs</text:p>
          </table:table-cell>
          <table:table-cell table:style-name="ce82" office:value-type="string" calcext:value-type="string">
            <text:p><text:span text:style-name="T2">19:00hs</text:span></text:p>
            <text:p><text:span text:style-name="T2">-</text:span></text:p>
            <text:p><text:span text:style-name="T2">20:00hs</text:span></text:p>
          </table:table-cell>
          <table:table-cell table:style-name="ce82" office:value-type="string" calcext:value-type="string">
            <text:p>21:30hs</text:p>
            <text:p>-</text:p>
            <text:p>22:00hs</text:p>
          </table:table-cell>
          <table:table-cell table:style-name="ce39" office:value-type="string" calcext:value-type="string">
            <text:p>21:30hs</text:p>
            <text:p>-</text:p>
            <text:p>22:00hs</text:p>
          </table:table-cell>
          <table:table-cell table:number-columns-repeated="2"/>
        </table:table-row>
        <table:table-row table:style-name="ro19" table:number-rows-repeated="4"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2"/>
        </table:table-row>
        <table:table-row table:style-name="ro19">
          <table:table-cell/>
          <table:table-cell table:style-name="Default" table:number-columns-repeated="2"/>
          <table:table-cell/>
          <table:table-cell table:style-name="ce63"/>
          <table:table-cell table:style-name="Default" table:number-columns-repeated="3"/>
          <table:table-cell table:number-columns-repeated="2"/>
        </table:table-row>
        <table:table-row table:style-name="ro19" table:number-rows-repeated="3"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2"/>
        </table:table-row>
        <table:table-row table:style-name="ro19">
          <table:table-cell/>
          <table:table-cell table:style-name="Default"/>
          <table:table-cell table:style-name="ce84"/>
          <table:table-cell/>
          <table:table-cell table:style-name="Default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9">00/00/0000</text:date>, <text:time style:data-style-name="N2" text:time-value="13:07:02.67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4H43M42S</meta:editing-duration>
    <meta:editing-cycles>61</meta:editing-cycles>
    <meta:generator>LibreOffice/7.3.3.2$Windows_X86_64 LibreOffice_project/d1d0ea68f081ee2800a922cac8f79445e4603348</meta:generator>
    <dc:date>2024-02-09T13:07:34.026000000</dc:date>
    <meta:document-statistic meta:table-count="1" meta:cell-count="84" meta:object-count="0"/>
  </office:meta>
</office:document-meta>
</file>